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12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objectwithoutfill">
      <style:graphic-properties svg:stroke-width="0.05cm" svg:stroke-color="#3333ff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2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43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44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8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color="#00cc00" fo:font-size="7pt" style:font-size-asian="18pt" style:font-size-complex="18pt"/>
    </style:style>
    <style:style style:name="P17" style:family="paragraph">
      <loext:graphic-properties draw:fill="none" draw:fill-color="#ffffff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end"/>
      <style:text-properties fo:color="#00cc00" fo:font-size="7pt" style:font-size-asian="18pt" style:font-size-complex="18pt"/>
    </style:style>
    <style:style style:name="P20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97cm" svg:y1="27.189cm" svg:x2="14.097cm" svg:y2="23.724cm">
          <text:p/>
        </draw:line>
        <draw:frame draw:style-name="gr34" draw:text-style-name="P17" draw:layer="layout" svg:width="2.898cm" svg:height="0.526cm" svg:x="11.59cm" svg:y="27.157cm">
          <draw:text-box>
            <text:p text:style-name="P16">TVA_T_FORMS_DET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497cm" svg:y1="11.185cm" svg:x2="21.994cm" svg:y2="11.185cm">
          <text:p/>
        </draw:lin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27.098cm" svg:y1="11.223cm" svg:x2="25.987cm" svg:y2="11.211cm">
          <text:p/>
        </draw:lin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cm" svg:y1="15.738cm" svg:x2="27.1cm" svg:y2="11.206cm">
          <text:p/>
        </draw:line>
        <draw:custom-shape draw:style-name="gr42" draw:text-style-name="P4" draw:layer="layout" svg:width="4cm" svg:height="2.5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0" draw:text-style-name="P4" draw:layer="layout" svg:width="4cm" svg:height="3cm" svg:x="8.5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256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256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30" draw:text-style-name="P9" draw:layer="layout" svg:x1="26.966cm" svg:y1="11.211cm" svg:x2="28.004cm" svg:y2="11.211cm">
          <text:p/>
        </draw:line>
        <draw:line draw:style-name="gr43" draw:text-style-name="P18" draw:layer="layout" svg:x1="31.998cm" svg:y1="17.833cm" svg:x2="32.998cm" svg:y2="17.833cm">
          <text:p/>
        </draw:line>
        <draw:frame draw:style-name="gr34" draw:text-style-name="P20" draw:layer="layout" svg:width="3.537cm" svg:height="0.526cm" svg:x="32.812cm" svg:y="17.573cm">
          <draw:text-box>
            <text:p text:style-name="P19"><text:span text:style-name="T6">OFA_T_OPE_TEMPLATES</text:span></text:p>
          </draw:text-box>
        </draw:frame>
      </draw:page>
      <draw:page draw:name="page3" draw:style-name="dp1" draw:master-page-name="Default">
        <draw:custom-shape draw:style-name="gr4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7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29T09:18:55.081783480</dc:date>
    <meta:editing-duration>P33DT1H34M37S</meta:editing-duration>
    <meta:editing-cycles>200</meta:editing-cycles>
    <meta:generator>LibreOffice/5.0.5.2$Linux_X86_64 LibreOffice_project/00$Build-2</meta:generator>
    <meta:document-statistic meta:object-count="184"/>
  </office:meta>
</office:document-meta>
</file>